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TC Medium" svg:font-family="'PingFang TC Medium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solid" svg:stroke-width="0.106cm" svg:stroke-color="#000000" draw:marker-start-width="0.157cm" draw:marker-end-width="0.157cm" draw:stroke-linejoin="miter" draw:fill="solid" draw:fill-color="#ffffff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106cm" svg:stroke-color="#dddddd" draw:marker-start-width="0.157cm" draw:marker-end-width="0.157cm" draw:stroke-linejoin="miter" draw:fill="solid" draw:fill-color="#000000" draw:opacity="100%" fo:padding-top="0.178cm" fo:padding-bottom="0.178cm" fo:padding-left="0.303cm" fo:padding-right="0.303cm"/>
    </style:style>
    <style:style style:name="gr4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gradient-name="Gradient_20_25" draw:opacity="100%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gradient-name="Gradient_20_12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gradient-name="Gradient_20_17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color="#ffffff" draw:fill-gradient-name="Gradient_20_26" fo:padding-top="0.178cm" fo:padding-bottom="0.178cm" fo:padding-left="0.303cm" fo:padding-right="0.303cm"/>
    </style:style>
    <style:style style:name="gr8" style:family="graphic" style:parent-style-name="Default_5f_1">
      <style:graphic-properties draw:stroke="solid" svg:stroke-width="0.081cm" svg:stroke-color="#000000" draw:marker-start-width="0.119cm" draw:marker-end-width="0.119cm" draw:stroke-linejoin="miter" draw:fill="solid" draw:fill-color="#ffffff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81cm" svg:stroke-color="#000000" draw:marker-start-width="0.119cm" draw:marker-end-width="0.119cm" draw:stroke-linejoin="miter" draw:fill="solid" draw:fill-color="#ffffff" draw:opacity="100%" draw:opacity-name="" fo:padding-top="0.165cm" fo:padding-bottom="0.165cm" fo:padding-left="0.29cm" fo:padding-right="0.29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 draw:opacity="100%"/>
    </style:style>
    <style:style style:name="P4" style:family="paragraph">
      <loext:graphic-properties draw:fill="gradient" draw:fill-gradient-name="Gradient_20_25" draw:opacity="100%"/>
    </style:style>
    <style:style style:name="P5" style:family="paragraph">
      <loext:graphic-properties draw:fill="gradient" draw:fill-gradient-name="Gradient_20_12"/>
    </style:style>
    <style:style style:name="P6" style:family="paragraph">
      <loext:graphic-properties draw:fill="gradient" draw:fill-gradient-name="Gradient_20_17"/>
    </style:style>
    <style:style style:name="P7" style:family="paragraph">
      <loext:graphic-properties draw:fill="gradient" draw:fill-color="#ffffff" draw:fill-gradient-name="Gradient_20_26"/>
    </style:style>
    <style:style style:name="P8" style:family="paragraph">
      <loext:graphic-properties draw:fill="solid" draw:fill-color="#ffffff" draw:opacity="100%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0.804cm" svg:height="1.197cm" svg:x="11.503cm" svg:y="18.904cm" svg:viewBox="0 0 805 1198" draw:points="402,1198 0,1198 0,0 805,0 805,1198">
          <text:p/>
        </draw:polygon>
        <draw:polygon draw:style-name="gr1" draw:text-style-name="P1" draw:layer="layout" svg:width="0.794cm" svg:height="1.189cm" svg:x="11.51cm" svg:y="18.906cm" svg:viewBox="0 0 795 1190" draw:points="397,1190 0,1190 0,0 795,0 795,1190">
          <text:p/>
        </draw:polygon>
        <draw:polygon draw:style-name="gr1" draw:text-style-name="P1" draw:layer="layout" svg:width="0.792cm" svg:height="1.189cm" svg:x="11.509cm" svg:y="18.902cm" svg:viewBox="0 0 793 1190" draw:points="397,1190 0,1190 0,0 793,0 793,1190">
          <text:p/>
        </draw:polygon>
        <draw:polygon draw:style-name="gr1" draw:text-style-name="P1" draw:layer="layout" svg:width="0.789cm" svg:height="1.186cm" svg:x="11.51cm" svg:y="18.901cm" svg:viewBox="0 0 790 1187" draw:points="395,1187 0,1187 0,0 790,0 790,1187">
          <text:p/>
        </draw:polygon>
        <draw:polygon draw:style-name="gr1" draw:text-style-name="P1" draw:layer="layout" svg:width="0.785cm" svg:height="1.184cm" svg:x="11.511cm" svg:y="18.902cm" svg:viewBox="0 0 786 1185" draw:points="393,1185 0,1185 0,0 786,0 786,1185">
          <text:p/>
        </draw:polygon>
        <draw:polygon draw:style-name="gr1" draw:text-style-name="P1" draw:layer="layout" svg:width="0.784cm" svg:height="1.184cm" svg:x="11.511cm" svg:y="18.901cm" svg:viewBox="0 0 785 1185" draw:points="392,1185 0,1185 0,0 785,0 785,1185">
          <text:p/>
        </draw:polygon>
        <draw:polygon draw:style-name="gr2" draw:text-style-name="P2" draw:layer="layout" svg:width="1.634cm" svg:height="2.631cm" svg:x="0.278cm" svg:y="0.672cm" svg:viewBox="0 0 1635 2632" draw:points="1380,2283 1122,1778 1635,1583 0,0 0,2295 613,2030 863,2632">
          <text:p/>
        </draw:polygon>
        <draw:polygon draw:style-name="gr3" draw:text-style-name="P3" draw:layer="layout" svg:width="1.634cm" svg:height="2.631cm" svg:x="3.404cm" svg:y="0.672cm" svg:viewBox="0 0 1635 2632" draw:points="1380,2283 1122,1778 1635,1583 0,0 0,2295 613,2030 863,2632">
          <text:p/>
        </draw:polygon>
        <draw:polygon draw:style-name="gr4" draw:text-style-name="P4" draw:layer="layout" svg:width="1.634cm" svg:height="2.631cm" svg:x="6.53cm" svg:y="0.672cm" svg:viewBox="0 0 1635 2632" draw:points="1380,2283 1122,1778 1635,1583 0,0 0,2295 613,2030 863,2632">
          <text:p/>
        </draw:polygon>
        <draw:polygon draw:style-name="gr5" draw:text-style-name="P5" draw:layer="layout" svg:width="1.634cm" svg:height="2.631cm" svg:x="15.908cm" svg:y="0.672cm" svg:viewBox="0 0 1635 2632" draw:points="1380,2283 1122,1778 1635,1583 0,0 0,2295 613,2030 863,2632">
          <text:p/>
        </draw:polygon>
        <draw:polygon draw:style-name="gr6" draw:text-style-name="P6" draw:layer="layout" svg:width="1.634cm" svg:height="2.631cm" svg:x="12.782cm" svg:y="0.672cm" svg:viewBox="0 0 1635 2632" draw:points="1380,2283 1122,1778 1635,1583 0,0 0,2295 613,2030 863,2632">
          <text:p/>
        </draw:polygon>
        <draw:polygon draw:style-name="gr7" draw:text-style-name="P7" draw:layer="layout" svg:width="1.634cm" svg:height="2.631cm" svg:x="9.656cm" svg:y="0.672cm" svg:viewBox="0 0 1635 2632" draw:points="1380,2283 1122,1778 1635,1583 0,0 0,2295 613,2030 863,2632">
          <text:p/>
        </draw:polygon>
        <draw:path draw:style-name="gr8" draw:text-style-name="P2" draw:layer="layout" svg:width="3.047cm" svg:height="1.802cm" draw:transform="rotate (1.5707963267949) translate (0.315cm 7.635cm)" svg:viewBox="0 0 3048 1803" svg:d="M2081 48c-75-70-75-79-75 76v467h-963v-467c0-155 0-146-81-76l-962 855 962 854c81 68 81 76 81-81v-462h963v462c0 157 0 149 75 81l967-854z">
          <text:p/>
        </draw:path>
        <draw:path draw:style-name="gr8" draw:text-style-name="P2" draw:layer="layout" svg:width="3.047cm" svg:height="1.802cm" draw:transform="rotate (0.785398163397448) translate (10.9324525420214cm 6.63310485860146cm)" svg:viewBox="0 0 3048 1803" svg:d="M2081 48c-75-70-75-79-75 76v467h-963v-467c0-155 0-146-81-76l-962 855 962 854c81 68 81 76 81-81v-462h963v462c0 157 0 149 75 81l967-854z">
          <text:p/>
        </draw:path>
        <draw:path draw:style-name="gr8" draw:text-style-name="P2" draw:layer="layout" svg:width="3.047cm" svg:height="1.802cm" draw:transform="rotate (-0.785398163397448) translate (16.0207085471736cm 4.47829145282642cm)" svg:viewBox="0 0 3048 1803" svg:d="M967 48c74-70 75-79 75 77v466l1047-72-85-395c1-155 0-146 81-76l963 855-963 854c-81 68-80 76-80-81l-1-462h-963l1 462c0 157-1 149-76 81l-966-854z">
          <text:p/>
        </draw:path>
        <draw:path draw:style-name="gr8" draw:text-style-name="P2" draw:layer="layout" svg:width="3.047cm" svg:height="1.802cm" svg:x="3.503cm" svg:y="5.293cm" svg:viewBox="0 0 3048 1803" svg:d="M2081 48c-75-70-75-79-75 76v467h-963v-467c0-155 0-146-81-76l-962 855 962 854c81 68 81 76 81-81v-462h963v462c0 157 0 149 75 81l967-854z">
          <text:p/>
        </draw:path>
        <draw:g>
          <draw:path draw:style-name="gr9" draw:text-style-name="P8" draw:layer="layout" svg:width="1.17cm" svg:height="0.732cm" svg:x="8.252cm" svg:y="4.739cm" svg:viewBox="0 0 1171 733" svg:d="M586 0l-459 485c-154 160-154 248-76 248h1068c78 0 78-88-74-248z">
            <text:p/>
          </draw:path>
          <draw:path draw:style-name="gr9" draw:text-style-name="P8" draw:layer="layout" svg:width="0.696cm" svg:height="1.234cm" svg:x="7.396cm" svg:y="5.643cm" svg:viewBox="0 0 697 1235" svg:d="M663 0c-36-2-104 38-202 140l-461 483 461 481c152 160 236 160 236 76v-1124c0-32-14-54-34-56z">
            <text:p/>
          </draw:path>
          <draw:path draw:style-name="gr9" draw:text-style-name="P8" draw:layer="layout" svg:width="0.696cm" svg:height="1.234cm" svg:x="9.589cm" svg:y="5.643cm" svg:viewBox="0 0 697 1235" svg:d="M34 0c-18 2-34 24-34 56v1124c0 84 78 84 234-76l463-481-463-483c-100-102-166-142-200-140z">
            <text:p/>
          </draw:path>
          <draw:path draw:style-name="gr9" draw:text-style-name="P8" draw:layer="layout" svg:width="1.174cm" svg:height="0.732cm" svg:x="8.252cm" svg:y="7.048cm" svg:viewBox="0 0 1175 733" svg:d="M51 0c-78 0-78 82 76 246l459 487 459-487c98-106 132-174 130-208-8-22-28-38-56-38z">
            <text:p/>
          </draw:path>
          <draw:path draw:style-name="gr9" draw:text-style-name="P8" draw:layer="layout" svg:width="0.923cm" svg:height="0.975cm" svg:x="8.38cm" svg:y="5.777cm" svg:viewBox="0 0 924 976" svg:d="M924 485c0 92-22 168-66 238-38 83-92 139-171 181-66 46-140 72-226 72-82 0-156-26-231-72-76-42-124-98-166-181-46-70-64-146-64-238 0-86 18-164 64-243 42-78 90-130 166-176 75-48 149-66 231-66 86 0 160 18 226 66 79 46 133 98 171 176 44 79 66 157 66 24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TC Medium" svg:font-family="'PingFang TC Medium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2" draw:display-name="Gradient 12" draw:style="linear" draw:start-color="#ba131a" draw:end-color="#fcd4d1" draw:start-intensity="100%" draw:end-intensity="100%" draw:angle="300" draw:border="0%"/>
    <draw:gradient draw:name="Gradient_20_17" draw:display-name="Gradient 17" draw:style="linear" draw:start-color="#c06616" draw:end-color="#fedcc6" draw:start-intensity="100%" draw:end-intensity="100%" draw:angle="300" draw:border="0%"/>
    <draw:gradient draw:name="Gradient_20_25" draw:display-name="Gradient 25" draw:style="linear" draw:start-color="#00599d" draw:end-color="#adc5e7" draw:start-intensity="100%" draw:end-intensity="100%" draw:angle="300" draw:border="0%"/>
    <draw:gradient draw:name="Gradient_20_26" draw:display-name="Gradient 26" draw:style="linear" draw:start-color="#62a73b" draw:end-color="#e0efd4" draw:start-intensity="100%" draw:end-intensity="100%" draw:angle="300" draw:border="0%"/>
    <draw:opacity draw:name="Transparency_20_234" draw:display-name="Transparency 234" draw:style="ellipsoid" draw:cx="50%" draw:cy="50%" draw:start="0%" draw:end="100%" draw:angle="840" draw:border="0%"/>
    <draw:opacity draw:name="Transparency_20_279" draw:display-name="Transparency 279" draw:style="ellipsoid" draw:cx="50%" draw:cy="50%" draw:start="0%" draw:end="100%" draw:angle="1290" draw:border="0%"/>
    <draw:opacity draw:name="Transparency_20_324" draw:display-name="Transparency 324" draw:style="ellipsoid" draw:cx="50%" draw:cy="50%" draw:start="0%" draw:end="100%" draw:angle="1740" draw:border="0%"/>
    <draw:opacity draw:name="Transparency_20_325" draw:display-name="Transparency 325" draw:style="ellipsoid" draw:cx="50%" draw:cy="50%" draw:start="0%" draw:end="100%" draw:angle="2190" draw:border="0%"/>
    <draw:opacity draw:name="Transparency_20_326" draw:display-name="Transparency 326" draw:style="ellipsoid" draw:cx="50%" draw:cy="50%" draw:start="0%" draw:end="100%" draw:angle="2640" draw:border="0%"/>
    <draw:opacity draw:name="Transparency_20_327" draw:display-name="Transparency 327" draw:style="ellipsoid" draw:cx="50%" draw:cy="50%" draw:start="0%" draw:end="100%" draw:angle="3090" draw:border="0%"/>
    <draw:opacity draw:name="Transparency_20_328" draw:display-name="Transparency 328" draw:style="ellipsoid" draw:cx="50%" draw:cy="50%" draw:start="0%" draw:end="100%" draw:angle="3540" draw:border="0%"/>
    <draw:opacity draw:name="Transparency_20_329" draw:display-name="Transparency 329" draw:style="ellipsoid" draw:cx="50%" draw:cy="50%" draw:start="0%" draw:end="100%" draw:angle="390" draw:border="0%"/>
    <draw:opacity draw:name="Transparency_20_330" draw:display-name="Transparency 330" draw:style="ellipsoid" draw:cx="50%" draw:cy="50%" draw:start="0%" draw:end="100%" draw:angle="80" draw:border="0%"/>
    <draw:opacity draw:name="Transparency_20_331" draw:display-name="Transparency 331" draw:style="ellipsoid" draw:cx="50%" draw:cy="50%" draw:start="0%" draw:end="100%" draw:angle="800" draw:border="0%"/>
    <draw:opacity draw:name="Transparency_20_332" draw:display-name="Transparency 332" draw:style="ellipsoid" draw:cx="50%" draw:cy="50%" draw:start="0%" draw:end="100%" draw:angle="0" draw:border="0%"/>
    <draw:opacity draw:name="Transparency_20_333" draw:display-name="Transparency 333" draw:style="ellipsoid" draw:cx="50%" draw:cy="50%" draw:start="0%" draw:end="95%" draw:angle="0" draw:border="0%"/>
    <draw:opacity draw:name="Transparency_20_334" draw:display-name="Transparency 334" draw:style="ellipsoid" draw:cx="50%" draw:cy="50%" draw:start="0%" draw:end="90%" draw:angle="0" draw:border="0%"/>
    <draw:opacity draw:name="Transparency_20_335" draw:display-name="Transparency 335" draw:style="ellipsoid" draw:cx="50%" draw:cy="50%" draw:start="0%" draw:end="85%" draw:angle="0" draw:border="0%"/>
    <draw:opacity draw:name="Transparency_20_336" draw:display-name="Transparency 336" draw:style="ellipsoid" draw:cx="50%" draw:cy="50%" draw:start="0%" draw:end="80%" draw:angle="0" draw:border="0%"/>
    <draw:opacity draw:name="Transparency_20_337" draw:display-name="Transparency 337" draw:style="ellipsoid" draw:cx="50%" draw:cy="50%" draw:start="0%" draw:end="75%" draw:angle="0" draw:border="0%"/>
    <draw:opacity draw:name="Transparency_20_338" draw:display-name="Transparency 338" draw:style="ellipsoid" draw:cx="50%" draw:cy="50%" draw:start="0%" draw:end="70%" draw:angle="0" draw:border="0%"/>
    <draw:opacity draw:name="Transparency_20_339" draw:display-name="Transparency 339" draw:style="ellipsoid" draw:cx="50%" draw:cy="50%" draw:start="0%" draw:end="65%" draw:angle="0" draw:border="0%"/>
    <draw:opacity draw:name="Transparency_20_340" draw:display-name="Transparency 340" draw:style="ellipsoid" draw:cx="50%" draw:cy="50%" draw:start="0%" draw:end="60%" draw:angle="0" draw:border="0%"/>
    <draw:opacity draw:name="Transparency_20_341" draw:display-name="Transparency 341" draw:style="ellipsoid" draw:cx="50%" draw:cy="50%" draw:start="0%" draw:end="55%" draw:angle="0" draw:border="0%"/>
    <draw:opacity draw:name="Transparency_20_342" draw:display-name="Transparency 342" draw:style="ellipsoid" draw:cx="50%" draw:cy="50%" draw:start="0%" draw:end="50%" draw:angle="0" draw:border="0%"/>
    <draw:opacity draw:name="Transparency_20_343" draw:display-name="Transparency 343" draw:style="ellipsoid" draw:cx="50%" draw:cy="50%" draw:start="0%" draw:end="45%" draw:angle="0" draw:border="0%"/>
    <draw:opacity draw:name="Transparency_20_344" draw:display-name="Transparency 344" draw:style="ellipsoid" draw:cx="50%" draw:cy="50%" draw:start="0%" draw:end="40%" draw:angle="0" draw:border="0%"/>
    <draw:opacity draw:name="Transparency_20_345" draw:display-name="Transparency 345" draw:style="ellipsoid" draw:cx="50%" draw:cy="50%" draw:start="0%" draw:end="35%" draw:angle="0" draw:border="0%"/>
    <draw:opacity draw:name="Transparency_20_346" draw:display-name="Transparency 346" draw:style="ellipsoid" draw:cx="50%" draw:cy="50%" draw:start="0%" draw:end="30%" draw:angle="0" draw:border="0%"/>
    <draw:opacity draw:name="Transparency_20_347" draw:display-name="Transparency 347" draw:style="ellipsoid" draw:cx="50%" draw:cy="50%" draw:start="0%" draw:end="25%" draw:angle="0" draw:border="0%"/>
    <draw:opacity draw:name="Transparency_20_348" draw:display-name="Transparency 348" draw:style="ellipsoid" draw:cx="50%" draw:cy="50%" draw:start="0%" draw:end="20%" draw:angle="0" draw:border="0%"/>
    <draw:opacity draw:name="Transparency_20_349" draw:display-name="Transparency 349" draw:style="ellipsoid" draw:cx="50%" draw:cy="50%" draw:start="5%" draw:end="100%" draw:angle="0" draw:border="0%"/>
    <draw:opacity draw:name="Transparency_20_350" draw:display-name="Transparency 350" draw:style="ellipsoid" draw:cx="50%" draw:cy="50%" draw:start="10%" draw:end="100%" draw:angle="0" draw:border="0%"/>
    <draw:opacity draw:name="Transparency_20_351" draw:display-name="Transparency 351" draw:style="ellipsoid" draw:cx="50%" draw:cy="50%" draw:start="15%" draw:end="100%" draw:angle="0" draw:border="0%"/>
    <draw:opacity draw:name="Transparency_20_352" draw:display-name="Transparency 352" draw:style="ellipsoid" draw:cx="50%" draw:cy="50%" draw:start="20%" draw:end="100%" draw:angle="0" draw:border="0%"/>
    <draw:opacity draw:name="Transparency_20_353" draw:display-name="Transparency 353" draw:style="ellipsoid" draw:cx="50%" draw:cy="50%" draw:start="25%" draw:end="100%" draw:angle="0" draw:border="0%"/>
    <draw:opacity draw:name="Transparency_20_354" draw:display-name="Transparency 354" draw:style="ellipsoid" draw:cx="50%" draw:cy="50%" draw:start="30%" draw:end="100%" draw:angle="0" draw:border="0%"/>
    <draw:opacity draw:name="Transparency_20_355" draw:display-name="Transparency 355" draw:style="ellipsoid" draw:cx="50%" draw:cy="50%" draw:start="35%" draw:end="100%" draw:angle="0" draw:border="0%"/>
    <draw:opacity draw:name="Transparency_20_356" draw:display-name="Transparency 356" draw:style="ellipsoid" draw:cx="50%" draw:cy="50%" draw:start="40%" draw:end="100%" draw:angle="0" draw:border="0%"/>
    <draw:opacity draw:name="Transparency_20_357" draw:display-name="Transparency 357" draw:style="ellipsoid" draw:cx="50%" draw:cy="50%" draw:start="45%" draw:end="100%" draw:angle="0" draw:border="0%"/>
    <draw:opacity draw:name="Transparency_20_358" draw:display-name="Transparency 358" draw:style="ellipsoid" draw:cx="50%" draw:cy="50%" draw:start="50%" draw:end="100%" draw:angle="0" draw:border="0%"/>
    <draw:opacity draw:name="Transparency_20_359" draw:display-name="Transparency 359" draw:style="ellipsoid" draw:cx="50%" draw:cy="50%" draw:start="55%" draw:end="100%" draw:angle="0" draw:border="0%"/>
    <draw:opacity draw:name="Transparency_20_360" draw:display-name="Transparency 360" draw:style="ellipsoid" draw:cx="50%" draw:cy="50%" draw:start="60%" draw:end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PingFang TC Medi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17.78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17T00:01:01.436649401</dc:date>
    <meta:editing-duration>PT1H51M4S</meta:editing-duration>
    <meta:editing-cycles>39</meta:editing-cycles>
    <meta:generator>LibreOffice/6.0.3.2$Linux_X86_64 LibreOffice_project/00m0$Build-2</meta:generator>
    <meta:document-statistic meta:object-count="22"/>
  </office:meta>
</office:document-meta>
</file>